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fo:min-height="14.909cm"/>
    </style:style>
    <style:style style:name="pr3" style:family="presentation" style:parent-style-name="Default-notes">
      <style:graphic-properties draw:fill-color="#ffffff" draw:auto-grow-height="true" fo:min-height="11.68cm"/>
    </style:style>
    <style:style style:name="pr4" style:family="presentation" style:parent-style-name="Default-outline1">
      <style:graphic-properties draw:fill-color="#ffffff" draw:auto-grow-height="true" fo:min-height="13.86cm"/>
    </style:style>
    <style:style style:name="pr5" style:family="presentation" style:parent-style-name="Default-outline1">
      <style:graphic-properties draw:fill-color="#ffffff" draw:auto-grow-height="true" fo:min-height="14.236cm"/>
    </style:style>
    <style:style style:name="pr6" style:family="presentation" style:parent-style-name="Default-notes">
      <style:graphic-properties fo:min-height="8.881cm"/>
    </style:style>
    <style:style style:name="pr7" style:family="presentation" style:parent-style-name="Default-outline1">
      <style:graphic-properties draw:fill-color="#ffffff" draw:auto-grow-height="true" fo:min-height="15.695cm"/>
    </style:style>
    <style:style style:name="pr8" style:family="presentation" style:parent-style-name="Default-notes">
      <style:graphic-properties draw:fill-color="#ffffff" draw:auto-grow-height="true" fo:min-height="12.115cm"/>
    </style:style>
    <style:style style:name="pr9" style:family="presentation" style:parent-style-name="Default-notes">
      <style:graphic-properties fo:min-height="6.106cm"/>
    </style:style>
    <style:style style:name="pr10" style:family="presentation" style:parent-style-name="Default-notes">
      <style:graphic-properties fo:min-height="1.666cm"/>
    </style:style>
    <style:style style:name="pr11" style:family="presentation" style:parent-style-name="Default-outline1">
      <style:graphic-properties draw:fill-color="#ffffff" draw:auto-grow-height="true" draw:fit-to-size="shrink-to-fit" fo:min-height="17.244cm"/>
    </style:style>
    <style:style style:name="pr12" style:family="presentation" style:parent-style-name="Default-notes">
      <style:graphic-properties fo:min-height="4.441cm"/>
    </style:style>
    <style:style style:name="pr13" style:family="presentation" style:parent-style-name="Default-notes">
      <style:graphic-properties fo:min-height="3.886cm"/>
    </style:style>
    <style:style style:name="pr14" style:family="presentation" style:parent-style-name="Default-outline1">
      <style:graphic-properties draw:fill-color="#ffffff" draw:auto-grow-height="true" fo:min-height="14.636cm"/>
    </style:style>
    <style:style style:name="pr15" style:family="presentation" style:parent-style-name="Default-notes">
      <style:graphic-properties fo:min-height="5.551cm"/>
    </style:style>
    <style:style style:name="pr16" style:family="presentation" style:parent-style-name="Default-title">
      <style:graphic-properties fo:min-height="3.506cm"/>
    </style:style>
    <style:style style:name="pr17" style:family="presentation" style:parent-style-name="Default-outline1">
      <style:graphic-properties fo:min-height="15.274cm"/>
    </style:style>
    <style:style style:name="pr18" style:family="presentation" style:parent-style-name="Default-notes">
      <style:graphic-properties draw:fill-color="#ffffff" fo:min-height="11.68cm"/>
    </style:style>
    <style:style style:name="pr19" style:family="presentation" style:parent-style-name="Default-outline1">
      <style:graphic-properties draw:fill-color="#ffffff" draw:auto-grow-height="true" fo:min-height="15.299cm"/>
    </style:style>
    <style:style style:name="pr20" style:family="presentation" style:parent-style-name="Default-outline1">
      <style:graphic-properties draw:fill-color="#ffffff" draw:auto-grow-height="true" fo:min-height="14.656cm"/>
    </style:style>
    <style:style style:name="pr21" style:family="presentation" style:parent-style-name="Default-title">
      <style:graphic-properties draw:fill-color="#ffffff" fo:min-height="3.256cm"/>
    </style:style>
    <style:style style:name="pr22" style:family="presentation" style:parent-style-name="Default-outline1">
      <style:graphic-properties draw:fill-color="#ffffff" fo:min-height="14.47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loext:graphic-properties draw:fill-color="#ffffff"/>
      <style:paragraph-properties fo:margin-left="0.6cm" fo:margin-right="0cm" fo:text-indent="-0.6cm"/>
      <style:text-properties fo:font-size="17.1000003814697pt"/>
    </style:style>
    <style:style style:name="P5" style:family="paragraph">
      <loext:graphic-properties draw:fill-color="#ffffff"/>
      <style:paragraph-properties fo:margin-left="1.2cm" fo:margin-right="0cm" fo:text-indent="-0.9cm"/>
    </style:style>
    <style:style style:name="P6" style:family="paragraph">
      <style:paragraph-properties fo:margin-left="0.6cm" fo:margin-right="0cm" fo:text-indent="-0.6cm"/>
    </style:style>
    <style:style style:name="P7" style:family="paragraph">
      <loext:graphic-properties draw:fill-color="#ffffff"/>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7.1000003814697pt"/>
    </style:style>
    <style:style style:name="T4" style:family="text">
      <style:text-properties style:text-underline-style="solid" style:text-underline-width="auto" style:text-underline-color="font-color"/>
    </style:style>
    <style:style style:name="T5" style:family="text">
      <style:text-properties style:text-position="super 58%"/>
    </style:style>
    <style:style style:name="T6" style:family="text">
      <style:text-properties fo:font-size="28pt"/>
    </style:style>
    <style:style style:name="T7" style:family="text">
      <style:text-properties fo:font-size="24pt"/>
    </style:style>
    <style:style style:name="T8" style:family="text">
      <style:text-properties fo:font-size="28pt"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 presentation:class="page"/>
          <draw:frame presentation:style-name="pr3" draw:text-style-name="P4" draw:layer="layout" svg:width="15.685cm" svg:height="11.68cm" svg:x="2.95cm" svg:y="13.318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5" draw:layer="layout" svg:width="25.199cm" svg:height="13.86cm" svg:x="1.4cm" svg:y="4.914cm" presentation:class="outline" presentation:user-transformed="true">
          <draw:text-box>
            <text:list text:style-name="L2">
              <text:list-item>
                <text:p text:style-name="P1">Wireless access point/router with 4 wired ports</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wireless</text:p>
              </text:list-item>
              <text:list-item>
                <text:p text:style-name="P1">Locate the router near the score entry systems, which can be networked via traditional Ethernet cables if there are wireless problems.</text:p>
              </text:list-item>
              <text:list-item>
                <text:p text:style-name="P1">Please try to minimize use of duct tape</text:p>
              </text:list-item>
            </text:list>
          </draw:text-box>
        </draw:frame>
        <presentation:notes draw:style-name="dp2">
          <draw:page-thumbnail draw:style-name="gr1" draw:layer="layout" svg:width="12.686cm" svg:height="9.733cm" svg:x="4.449cm" svg:y="2.96cm" draw:page-number="2" presentation:class="page"/>
          <draw:frame presentation:style-name="pr3" draw:text-style-name="P4" draw:layer="layout" svg:width="15.685cm" svg:height="11.68cm" svg:x="2.95cm" svg:y="13.318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5" draw:text-style-name="P5" draw:layer="layout" svg:width="25.199cm" svg:height="14.236cm" svg:x="1.4cm" svg:y="4.914cm" presentation:class="outline" presentation:user-transformed="true">
          <draw:text-box>
            <text:list text:style-name="L2">
              <text:list-item>
                <text:p text:style-name="P1">Unzip installation package</text:p>
              </text:list-item>
              <text:list-item>
                <text:p text:style-name="P1">Start web server</text:p>
              </text:list-item>
              <text:list-item>
                <text:p>Browse to <text:a xlink:href="http://localhost:9080/fll-sw/setup/" xlink:type="simple">http://localhost:9080/fll-sw/setup/</text:a></text:p>
                <text:list>
                  <text:list-item>
                    <text:p>Will automatically open if using the launcher to start the web server</text:p>
                  </text:list-item>
                </text:list>
              </text:list-item>
              <text:list-item>
                <text:p text:style-name="P1">Choose challenge description or upload a saved database</text:p>
              </text:list-item>
            </text:list>
          </draw:text-box>
        </draw:frame>
        <presentation:notes draw:style-name="dp2">
          <draw:page-thumbnail draw:style-name="gr1" draw:layer="layout" svg:width="12.686cm" svg:height="9.733cm" svg:x="4.449cm" svg:y="2.96cm" draw:page-number="3" presentation:class="page"/>
          <draw:frame presentation:style-name="pr6" draw:layer="layout" svg:width="15.685cm" svg:height="8.881cm" svg:x="2.95cm" svg:y="13.318cm" presentation:class="notes" presentation:user-transformed="true">
            <draw:text-box>
              <text:p>Starting tomcat is done by running fll-sw.sh for Linuix/Mac systems and fll-sw.exe for Windows systems and then clicking on “Start web server”</text:p>
              <text:p/>
              <text:p>In Minnesota there should always be a database dump to upload. </text:p>
              <text:p/>
              <text:p>When loading from a saved database you will be prompted to create a new password after initializing the database. This is to prevent others from changing scores. Some tournaments use public networks for the computers.</text:p>
              <text:p/>
              <text:p>The see docs/training/sample-databases/ for example databases to test. These databases show the tournament in various stages of completion so that you can work your way through each step without needing to enter all scores.</text:p>
              <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re-tournament Preparation<text:line-break/>On the “Administration” page</text:p>
          </draw:text-box>
        </draw:frame>
        <draw:frame presentation:style-name="pr7" draw:text-style-name="P5" draw:layer="layout" svg:width="25.199cm" svg:height="15.695cm" svg:x="1.4cm" svg:y="4.914cm" presentation:class="outline" presentation:user-transformed="true">
          <draw:text-box>
            <text:list text:style-name="L2">
              <text:list-item>
                <text:p>When not loading a pre-populated database</text:p>
                <text:list>
                  <text:list-item>
                    <text:p>Load the teams</text:p>
                  </text:list-item>
                  <text:list-item>
                    <text:p>Optionally edit tournaments</text:p>
                  </text:list-item>
                  <text:list-item>
                    <text:p>Set current tournament</text:p>
                  </text:list-item>
                  <text:list-item>
                    <text:p>Load the schedule</text:p>
                  </text:list-item>
                  <text:list-item>
                    <text:p>Optionally assign award groups</text:p>
                  </text:list-item>
                  <text:list-item>
                    <text:p>Optionally assign judging groups</text:p>
                  </text:list-item>
                </text:list>
              </text:list-item>
              <text:list-item>
                <text:p>Otherwise just set the current tournament</text:p>
              </text:list-item>
              <text:list-item>
                <text:p>Sponsor logos</text:p>
              </text:list-item>
              <text:list-item>
                <text:p>Slideshow pictures</text:p>
              </text:list-item>
            </text:list>
          </draw:text-box>
        </draw:frame>
        <presentation:notes draw:style-name="dp2">
          <draw:page-thumbnail draw:style-name="gr1" draw:layer="layout" svg:width="12.686cm" svg:height="9.733cm" svg:x="4.449cm" svg:y="2.96cm" draw:page-number="4" presentation:class="page"/>
          <draw:frame presentation:style-name="pr8" draw:text-style-name="P4" draw:layer="layout" svg:width="15.685cm" svg:height="12.115cm" svg:x="2.95cm" svg:y="13.318cm" presentation:class="notes" presentation:user-transformed="true">
            <draw:text-box>
              <text:p text:style-name="P6"><text:span text:style-name="T3">In Minnesota there should always be a pre-populated database.</text:span></text:p>
              <text:p text:style-name="P6"><text:span text:style-name="T3">If a schedule is loaded, then the award groups and judging groups are typically assigned as part of that process.</text:span></text:p>
              <text:p text:style-name="P6"><text:span text:style-name="T3">If you are installing a new version of the software or have been told that the sponsors have changed you'll need to update the sponsor logos in the software. See the directory tomcat/webapps/fll-sw/sponsor_logos. See README.txt in that directory for details about how to create logos. See </text:span><text:span text:style-name="T3"><text:a xlink:href="https://github.com/jpschewe/fll-sw/blob/current-release/scoring/docs/SetupInstructions.md#sponsor-logos" xlink:type="simple">https://github.com/jpschewe/fll-sw/blob/current-release/scoring/docs/SetupInstructions.md#sponsor-logos</text:a></text:span><text:span text:style-name="T3"> for more information.</text:span></text:p>
              <text:p text:style-name="P6"><text:span text:style-name="T3">To setup the slideshow put all of the the images in tomcat/webapps/fll-sw/slideshow/images. They will be displayed in lexicographical order. This means it’s best to name the images starting with 2 numbers, such as 00-image.jpg, 01-image.jpg, to ensure they are displayed in the proper order.</text:span></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4" draw:text-style-name="P5" draw:layer="layout" svg:width="25.199cm" svg:height="13.86cm" svg:x="1.4cm" svg:y="4.914cm" presentation:class="outline" presentation:user-transformed="true">
          <draw:text-box>
            <text:list text:style-name="L2">
              <text:list-item>
                <text:p text:style-name="P1">Start server</text:p>
              </text:list-item>
              <text:list-item>
                <text:p text:style-name="P1">Start big screen display</text:p>
                <text:list>
                  <text:list-item>
                    <text:p text:style-name="P1">Set welcome message from Admin Index</text:p>
                  </text:list-item>
                </text:list>
              </text:list-item>
              <text:list-item>
                <text:p text:style-name="P1">Start score entry machines and set them to the Score Entry page</text:p>
                <text:list>
                  <text:list-item>
                    <text:p>See index page for address of server</text:p>
                  </text:list-item>
                  <text:list-item>
                    <text:p>Full screen mode can be helpful (F11 shortcut key in FireFox &amp; IE)</text:p>
                  </text:list-item>
                  <text:list-item>
                    <text:p>Change font size to eliminate need to scroll</text:p>
                  </text:list-item>
                </text:list>
              </text:list-item>
            </text:list>
          </draw:text-box>
        </draw:frame>
        <presentation:notes draw:style-name="dp2">
          <draw:page-thumbnail draw:style-name="gr1" draw:layer="layout" svg:width="12.686cm" svg:height="9.733cm" svg:x="4.449cm" svg:y="2.96cm" draw:page-number="5" presentation:class="page"/>
          <draw:frame presentation:style-name="pr3" draw:text-style-name="P4" draw:layer="layout" svg:width="15.685cm" svg:height="11.68cm" svg:x="2.95cm" svg:y="13.318cm" presentation:class="notes">
            <draw:text-box>
              <text:p text:style-name="P6"><text:span text:style-name="T3">It is sometimes nice to make the font size smaller on the score entry systems to avoid needing to scroll the page.</text:span></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5"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Playoffs</text:p>
              </text:list-item>
              <text:list-item>
                <text:p>Slide show – in between seeding rounds</text:p>
                <text:list>
                  <text:list-item>
                    <text:p>Pictures must be loaded on server</text:p>
                  </text:list-item>
                </text:list>
              </text:list-item>
            </text:list>
          </draw:text-box>
        </draw:frame>
        <presentation:notes draw:style-name="dp2">
          <draw:page-thumbnail draw:style-name="gr1" draw:layer="layout" svg:width="12.686cm" svg:height="9.733cm" svg:x="4.449cm" svg:y="2.96cm" draw:page-number="6" presentation:class="page"/>
          <draw:frame presentation:style-name="pr9" draw:layer="layout" svg:width="15.685cm" svg:height="6.106cm" svg:x="2.95cm" svg:y="13.318cm" presentation:class="notes" presentation:user-transformed="true">
            <draw:text-box>
              <text:p>The big screen display is controlled using the remote control of display link on the Admin Index.</text:p>
              <text:p>Note that there may be some delay between changing the page and it changing on the display computer. If it doesn't update, check if the back page on the display computer has crashed.</text:p>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5"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app)</text:p>
                    <text:list>
                      <text:list-item>
                        <text:p text:style-name="P1">Must be done <text:span text:style-name="T4">after</text:span> judge assignment is <text:span text:style-name="T4">complete</text:span></text:p>
                      </text:list-item>
                    </text:list>
                  </text:list-item>
                </text:list>
              </text:list-item>
            </text:list>
          </draw:text-box>
        </draw:frame>
        <presentation:notes draw:style-name="dp2">
          <draw:page-thumbnail draw:style-name="gr1" draw:layer="layout" svg:width="12.686cm" svg:height="9.733cm" svg:x="4.449cm" svg:y="2.96cm" draw:page-number="7" presentation:class="page"/>
          <draw:frame presentation:style-name="pr10" draw:layer="layout" svg:width="15.685cm" svg:height="1.666cm" svg:x="2.95cm" svg:y="13.318cm" presentation:class="notes" presentation:user-transformed="true">
            <draw:text-box>
              <text:p>Enter the names of any judges that will use paper. This may only be a partial list. The software will show a warning about not having judges for all categories, but will allow the names to be saved.</text:p>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11" draw:text-style-name="P2" draw:layer="layout" svg:width="25.199cm" svg:height="17.244cm" svg:x="1.27cm" svg:y="3.81cm" presentation:class="outline" presentation:user-transformed="true">
          <draw:text-box>
            <text:list text:style-name="L2">
              <text:list-item>
                <text:p text:style-name="P1">Software</text:p>
                <text:list>
                  <text:list-item>
                    <text:p text:style-name="P1">Server software (for nice launcher)</text:p>
                  </text:list-item>
                  <text:list-item>
                    <text:p text:style-name="P1">Java Runtime Environment</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list-item>
              <text:list-item>
                <text:p>Tablet score entry option</text:p>
                <text:list>
                  <text:list-item>
                    <text:p>Use “Subjective Web Application” from main page</text:p>
                  </text:list-item>
                </text:list>
              </text:list-item>
            </text:list>
          </draw:text-box>
        </draw:frame>
        <presentation:notes draw:style-name="dp2">
          <draw:page-thumbnail draw:style-name="gr1" draw:layer="layout" svg:width="12.686cm" svg:height="9.733cm" svg:x="4.449cm" svg:y="2.96cm" draw:page-number="8" presentation:class="page"/>
          <draw:frame presentation:style-name="pr12" draw:layer="layout" svg:width="15.685cm" svg:height="4.441cm" svg:x="2.95cm" svg:y="13.318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Upload Scores” from the action menu.</text:p>
              <text:p/>
              <text:p>See the judges sheet for how to use the subjective scoring web application.</text:p>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4" draw:text-style-name="P5" draw:layer="layout" svg:width="25.199cm" svg:height="13.86cm" svg:x="1.4cm" svg:y="4.914cm" presentation:class="outline" presentation:user-transformed="true">
          <draw:text-box>
            <text:list text:style-name="L2">
              <text:list-item>
                <text:p text:style-name="P1">Basic entry</text:p>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
          </draw:text-box>
        </draw:frame>
        <presentation:notes draw:style-name="dp2">
          <draw:page-thumbnail draw:style-name="gr1" draw:layer="layout" svg:width="12.686cm" svg:height="9.733cm" svg:x="4.449cm" svg:y="2.96cm" draw:page-number="9" presentation:class="page"/>
          <draw:frame presentation:style-name="pr13" draw:layer="layout" svg:width="15.685cm" svg:height="3.886cm" svg:x="2.95cm" svg:y="13.318cm" presentation:class="notes" presentation:user-transformed="true">
            <draw:text-box>
              <text:p>In most cases if there is an error submitting a score, one can go back and submit again.</text:p>
              <text:p/>
              <text:p>If people are entering scores by typing numbers into any of the fields, they need to make sure to click somewhere else or tab off the last field before writing down the score. This is because the total score doesn't update until the focus has left the element just changed.</text:p>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Initializing Head to Head</text:p>
          </draw:text-box>
        </draw:frame>
        <draw:frame presentation:style-name="pr14" draw:text-style-name="P5" draw:layer="layout" svg:width="25.199cm" svg:height="15.902cm" svg:x="1.4cm" svg:y="4.914cm" presentation:class="outline" presentation:user-transformed="true">
          <draw:text-box>
            <text:list text:style-name="L2">
              <text:list-item>
                <text:p text:style-name="P1">Create a head to head bracket for each award group</text:p>
              </text:list-item>
              <text:list-item>
                <text:p text:style-name="P1">Check that seeding rounds are complete</text:p>
              </text:list-item>
              <text:list-item>
                <text:p text:style-name="P1">Initializing each head to head bracket</text:p>
                <text:list>
                  <text:list-item>
                    <text:p>Select “Use the best score from the seeding rounds” when prompted for bracket sort.</text:p>
                  </text:list-item>
                  <text:list-item>
                    <text:p>Select which tables to run the bracket on. This is normally all tables, unless running 2 brackets at the same time.</text:p>
                  </text:list-item>
                </text:list>
              </text:list-item>
              <text:list-item>
                <text:p text:style-name="P1">Printable brackets</text:p>
              </text:list-item>
              <text:list-item>
                <text:p text:style-name="P1">Score sheet generation brackets</text:p>
              </text:list-item>
            </text:list>
          </draw:text-box>
        </draw:frame>
        <presentation:notes draw:style-name="dp2">
          <office:forms form:automatic-focus="false" form:apply-design-mode="false"/>
          <draw:page-thumbnail draw:style-name="gr1" draw:layer="layout" svg:width="12.686cm" svg:height="9.733cm" svg:x="4.449cm" svg:y="2.96cm" draw:page-number="10" presentation:class="page"/>
          <draw:frame presentation:style-name="pr15" draw:layer="layout" svg:width="15.685cm" svg:height="5.551cm" svg:x="2.95cm" svg:y="13.318cm" presentation:class="notes" presentation:user-transformed="true">
            <draw:text-box>
              <text:p>You will need to create a head to head bracket for each award group using the “Create head to head bracket” link.</text:p>
              <text:p/>
              <text:p>At the state tournament you will need to create a head to head bracket using some combination of the judging groups. This information will be in the schedule.</text:p>
              <text:p/>
              <text:p>The bracket sort can be changed for some tournaments where the seeding rounds aren't used.</text:p>
              <text:p/>
            </draw:text-box>
          </draw:frame>
        </presentation:notes>
      </draw:page>
      <draw:page draw:name="page11" draw:style-name="dp1" draw:master-page-name="Default" presentation:presentation-page-layout-name="AL1T1">
        <office:forms form:automatic-focus="false" form:apply-design-mode="false"/>
        <draw:frame presentation:style-name="pr16" draw:layer="layout" svg:width="25.199cm" svg:height="3.506cm" svg:x="1.4cm" svg:y="0.837cm" presentation:class="title" presentation:user-transformed="true">
          <draw:text-box>
            <text:p text:style-name="P1">Head to Head Brackets</text:p>
          </draw:text-box>
        </draw:frame>
        <draw:frame presentation:style-name="pr17" draw:layer="layout" svg:width="25.199cm" svg:height="15.274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bracket and round updated so that active matches are in the left or center column</text:p>
                  </text:list-item>
                  <text:list-item>
                    <text:p text:style-name="P1">Scores/results of 1<text:span text:style-name="T5">st</text:span>/2<text:span text:style-name="T5">nd</text:span> place bracket will not display on the big scree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1" presentation:class="page"/>
          <draw:frame presentation:style-name="pr18" draw:text-style-name="P7" draw:layer="layout" svg:width="15.685cm" svg:height="11.68cm" svg:x="2.95cm" svg:y="13.318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19" draw:text-style-name="P5" draw:layer="layout" svg:width="25.199cm" svg:height="15.299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list-item>
              <text:list-item>
                <text:p text:style-name="P1">Head Judge will want reports ASAP</text:p>
                <text:list>
                  <text:list-item>
                    <text:p text:style-name="P1">Don't let them rush you</text:p>
                  </text:list-item>
                  <text:list-item>
                    <text:p text:style-name="P1">Doing partial results (i.e. one division is done and they want those results – you can run them)</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2" presentation:class="page"/>
          <draw:frame presentation:style-name="pr3" draw:text-style-name="P4" draw:layer="layout" svg:width="15.685cm" svg:height="11.68cm" svg:x="2.95cm" svg:y="13.318cm" presentation:class="notes">
            <draw:text-box>
              <text:p text:style-name="P6"><text:span text:style-name="T3">When printing the score sheets we have found that using an external PDF viewer works better than the one built into most browsers. This is under the applications option in the preferences. Most of our systems have this already set, but some may not.</text:span></text:p>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 (cont.)</text:p>
          </draw:text-box>
        </draw:frame>
        <draw:frame presentation:style-name="pr20" draw:text-style-name="P5" draw:layer="layout" svg:width="25.199cm" svg:height="14.656cm" svg:x="1.4cm" svg:y="4.914cm" presentation:class="outline" presentation:user-transformed="true">
          <draw:text-box>
            <text:list text:style-name="L2">
              <text:list-item>
                <text:p text:style-name="P1">Print out ranking report for teams, overall score report no longer goes back to teams</text:p>
              </text:list-item>
            </text:list>
          </draw:text-box>
        </draw:frame>
        <presentation:notes draw:style-name="dp2">
          <office:forms form:automatic-focus="false" form:apply-design-mode="false"/>
          <draw:page-thumbnail draw:style-name="gr1" draw:layer="layout" svg:width="12.686cm" svg:height="9.733cm" svg:x="4.449cm" svg:y="2.96cm" draw:page-number="13" presentation:class="page"/>
          <draw:frame presentation:style-name="pr3" draw:text-style-name="P4" draw:layer="layout" svg:width="15.685cm" svg:height="11.68cm" svg:x="2.95cm" svg:y="13.318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1" draw:text-style-name="P2" draw:layer="layout" svg:width="25.199cm" svg:height="3.256cm" svg:x="1.4cm" svg:y="0.962cm" presentation:class="title" presentation:user-transformed="true">
          <draw:text-box>
            <text:p text:style-name="P1">Post-tournament Duties</text:p>
          </draw:text-box>
        </draw:frame>
        <draw:frame presentation:style-name="pr22" draw:text-style-name="P5" draw:layer="layout" svg:width="25.199cm" svg:height="14.47cm" svg:x="1.4cm" svg:y="4.914cm" presentation:class="outline" presentation:user-transformed="true">
          <draw:text-box>
            <text:list text:style-name="L2">
              <text:list-item>
                <text:p text:style-name="P1"><text:span text:style-name="T6">Tear down neatly &amp; account for all your stuff</text:span></text:p>
                <text:list>
                  <text:list-item>
                    <text:p text:style-name="P1"><text:span text:style-name="T7">Please keep the printer boxes intact</text:span></text:p>
                  </text:list-item>
                </text:list>
              </text:list-item>
              <text:list-item>
                <text:p text:style-name="P1"><text:span text:style-name="T6">Results should be sent to Jon</text:span></text:p>
                <text:list>
                  <text:list-item>
                    <text:p text:style-name="P1"><text:span text:style-name="T8">Final scores PDF</text:span></text:p>
                  </text:list-item>
                  <text:list-item>
                    <text:p text:style-name="P1"><text:span text:style-name="T8">Categorized scores </text:span></text:p>
                  </text:list-item>
                  <text:list-item>
                    <text:p text:style-name="P1"><text:span text:style-name="T8">Ranking report</text:span></text:p>
                  </text:list-item>
                  <text:list-item>
                    <text:p text:style-name="P1"><text:span text:style-name="T7">Database</text:span></text:p>
                    <text:list>
                      <text:list-item>
                        <text:p text:style-name="P1"><text:span text:style-name="T7">On the Admin page click download database and send resulting file to jpschewe@mtu.net</text:span></text:p>
                      </text:list-item>
                    </text:list>
                  </text:list-item>
                  <text:list-item>
                    <text:p text:style-name="P1"><text:span text:style-name="T7">A USB stick, if available, can be used to do an immediate backup copy before you leave the site.</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4" presentation:class="page"/>
          <draw:frame presentation:style-name="pr3" draw:text-style-name="P4" draw:layer="layout" svg:width="15.685cm" svg:height="11.68cm" svg:x="2.95cm" svg:y="13.3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font-name-asian="Arial Unicode MS" style:font-family-asian="'Arial Unicode MS'" style:font-pitch-asian="variable" style:font-size-asian="24.5pt" style:font-style-asian="normal" style:font-weight-asian="normal" style:font-name-complex="Tahoma" style:font-family-complex="Tahoma" style:font-pitch-complex="variable" style:font-size-complex="24.5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0.7999992370606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686cm" svg:height="9.733cm" svg:x="4.449cm" svg:y="2.96cm" presentation:class="page"/>
        <draw:frame presentation:style-name="Default-notes" draw:layer="backgroundobjects" svg:width="15.685cm" svg:height="11.68cm" svg:x="2.95cm" svg:y="13.318cm" presentation:class="notes" presentation:placeholder="true">
          <draw:text-box/>
        </draw:frame>
        <draw:frame presentation:style-name="Mpr2" draw:text-style-name="MP2" draw:layer="backgroundobjects" svg:width="8.509cm" svg:height="1.297cm" svg:x="0.991cm" svg:y="0.991cm" presentation:class="header">
          <draw:text-box>
            <text:p text:style-name="MP1"><text:span text:style-name="MT1"><presentation:header/></text:span></text:p>
          </draw:text-box>
        </draw:frame>
        <draw:frame presentation:style-name="Mpr2" draw:text-style-name="MP4" draw:layer="backgroundobjects" svg:width="8.509cm" svg:height="1.297cm" svg:x="12.087cm" svg:y="0.991cm" presentation:class="date-time">
          <draw:text-box>
            <text:p text:style-name="MP3"><text:span text:style-name="MT1"><presentation:date-time/></text:span></text:p>
          </draw:text-box>
        </draw:frame>
        <draw:frame presentation:style-name="Mpr3" draw:text-style-name="MP2" draw:layer="backgroundobjects" svg:width="8.509cm" svg:height="1.297cm" svg:x="0.991cm" svg:y="25.648cm" presentation:class="footer">
          <draw:text-box>
            <text:p text:style-name="MP1"><text:span text:style-name="MT1"><presentation:footer/></text:span></text:p>
          </draw:text-box>
        </draw:frame>
        <draw:frame presentation:style-name="Mpr3" draw:text-style-name="MP4" draw:layer="backgroundobjects" svg:width="8.509cm" svg:height="1.297cm" svg:x="12.087cm" svg:y="25.64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meta:initial-creator>Dan Churchill</meta:initial-creator>
    <meta:creation-date>2006-11-29T00:34:04</meta:creation-date>
    <dc:date>2016-09-30T16:55:52.778736950</dc:date>
    <meta:editing-cycles>71</meta:editing-cycles>
    <meta:editing-duration>PT20H43M23S</meta:editing-duration>
    <meta:print-date>2015-10-24T17:53:23.399269018</meta:print-date>
    <meta:document-statistic meta:object-count="83"/>
    <meta:user-defined meta:name="Info 1"/>
    <meta:user-defined meta:name="Info 2"/>
    <meta:user-defined meta:name="Info 3"/>
    <meta:user-defined meta:name="Info 4"/>
  </office:meta>
</office:document-meta>
</file>